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float" office:value="66.301">
            <text:p>66.301</text:p>
          </table:table-cell>
          <table:table-cell office:value-type="float" office:value="591294.43">
            <text:p>591294.430</text:p>
          </table:table-cell>
          <table:table-cell office:value-type="float" office:value="255778.25">
            <text:p>255778.250</text:p>
          </table:table-cell>
        </table:table-row>
        <table:table-row table:style-name="ro1">
          <table:table-cell office:value-type="float" office:value="66.602">
            <text:p>66.602</text:p>
          </table:table-cell>
          <table:table-cell office:value-type="float" office:value="598602.52">
            <text:p>598602.520</text:p>
          </table:table-cell>
          <table:table-cell office:value-type="float" office:value="254944.61">
            <text:p>254944.610</text:p>
          </table:table-cell>
        </table:table-row>
        <table:table-row table:style-name="ro1">
          <table:table-cell office:value-type="float" office:value="66.813">
            <text:p>66.813</text:p>
          </table:table-cell>
          <table:table-cell office:value-type="float" office:value="601808.9">
            <text:p>601808.900</text:p>
          </table:table-cell>
          <table:table-cell office:value-type="float" office:value="255847.87">
            <text:p>255847.870</text:p>
          </table:table-cell>
        </table:table-row>
        <table:table-row table:style-name="ro1">
          <table:table-cell office:value-type="float" office:value="67.15">
            <text:p>67.15</text:p>
          </table:table-cell>
          <table:table-cell office:value-type="float" office:value="604153.27">
            <text:p>604153.270</text:p>
          </table:table-cell>
          <table:table-cell office:value-type="float" office:value="254184.85">
            <text:p>254184.850</text:p>
          </table:table-cell>
        </table:table-row>
        <table:table-row table:style-name="ro1">
          <table:table-cell office:value-type="float" office:value="86.323">
            <text:p>86.323</text:p>
          </table:table-cell>
          <table:table-cell office:value-type="float" office:value="591692.66">
            <text:p>591692.660</text:p>
          </table:table-cell>
          <table:table-cell office:value-type="float" office:value="250616.8">
            <text:p>250616.800</text:p>
          </table:table-cell>
        </table:table-row>
        <table:table-row table:style-name="ro1">
          <table:table-cell office:value-type="float" office:value="86.508">
            <text:p>86.508</text:p>
          </table:table-cell>
          <table:table-cell office:value-type="float" office:value="595575.66">
            <text:p>595575.660</text:p>
          </table:table-cell>
          <table:table-cell office:value-type="float" office:value="252297.81">
            <text:p>252297.810</text:p>
          </table:table-cell>
        </table:table-row>
        <table:table-row table:style-name="ro1">
          <table:table-cell office:value-type="float" office:value="86.526">
            <text:p>86.526</text:p>
          </table:table-cell>
          <table:table-cell office:value-type="float" office:value="596116.51">
            <text:p>596116.510</text:p>
          </table:table-cell>
          <table:table-cell office:value-type="float" office:value="247679.36">
            <text:p>247679.360</text:p>
          </table:table-cell>
        </table:table-row>
        <table:table-row table:style-name="ro1">
          <table:table-cell office:value-type="string">
            <text:p>86.711.1</text:p>
          </table:table-cell>
          <table:table-cell office:value-type="float" office:value="599399.78">
            <text:p>599399.780</text:p>
          </table:table-cell>
          <table:table-cell office:value-type="float" office:value="251479.78">
            <text:p>251479.780</text:p>
          </table:table-cell>
        </table:table-row>
        <table:table-row table:style-name="ro1">
          <table:table-cell office:value-type="string">
            <text:p>87.118.1</text:p>
          </table:table-cell>
          <table:table-cell office:value-type="float" office:value="603986.61">
            <text:p>603986.610</text:p>
          </table:table-cell>
          <table:table-cell office:value-type="float" office:value="251663.88">
            <text:p>251663.880</text:p>
          </table:table-cell>
        </table:table-row>
        <table:table-row table:style-name="ro1">
          <table:table-cell office:value-type="float" office:value="66.603">
            <text:p>66.603</text:p>
          </table:table-cell>
          <table:table-cell office:value-type="float" office:value="598371.821">
            <text:p>598371.821</text:p>
          </table:table-cell>
          <table:table-cell office:value-type="float" office:value="254745.585">
            <text:p>254745.58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8/07/2011</text:date>, <text:time>15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Ziegler</meta:initial-creator>
    <meta:creation-date>2011-08-07T15:46:12</meta:creation-date>
    <dc:date>2011-08-07T15:55:43</dc:date>
    <dc:creator>Stefan Ziegler</dc:creator>
    <meta:editing-duration>PT00H03M10S</meta:editing-duration>
    <meta:editing-cycles>4</meta:editing-cycles>
    <meta:generator>OpenOffice.org/3.2$Linux OpenOffice.org_project/320m19$Build-9505</meta:generator>
    <meta:document-statistic meta:table-count="3" meta:cell-count="30" meta:object-count="0"/>
  </office:meta>
</office:document-meta>
</file>